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69pt"/>
    </style:style>
    <style:style style:name="co2" style:family="table-column">
      <style:table-column-properties fo:break-before="auto" style:column-width="97.14pt"/>
    </style:style>
    <style:style style:name="co3" style:family="table-column">
      <style:table-column-properties fo:break-before="auto" style:column-width="133.06pt"/>
    </style:style>
    <style:style style:name="co4" style:family="table-column">
      <style:table-column-properties fo:break-before="auto" style:column-width="300.7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ahoma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Tahoma"/>
    </style:style>
    <style:style style:name="ce8" style:family="table-cell" style:parent-style-name="Default">
      <style:table-cell-properties fo:background-color="transparent"/>
      <style:text-properties style:font-name="Tahoma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5" table:number-columns-repeated="1020" table:default-cell-style-name="ce8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 A</text:p>
          </table:table-cell>
          <table:table-cell table:style-name="ce1" office:value-type="string" calcext:value-type="string">
            <text:p>Type B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9"/>
          <table:table-cell/>
        </table:table-row>
        <table:table-row table:style-name="ro2">
          <table:table-cell table:style-name="ce2" office:value-type="string" calcext:value-type="string">
            <text:p>MSSubClass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int</text:p>
          </table:table-cell>
          <table:table-cell table:style-name="ce6" office:value-type="string" calcext:value-type="string">
            <text:p>The building cla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SZoning</text:p>
          </table:table-cell>
          <table:table-cell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The general zoning classif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Frontage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Linear feet of street connected to prope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Area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Lot size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et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road a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lley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alley acc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Sha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General shape of prope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Contour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Flatness of the prope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tilities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utilities availab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tConfig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Lot configur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ndSlo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Slope of proper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ighborhood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hysical locations within Ames city lim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1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roximity to main road or railroa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dition2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roximity to main road or railroad (if a second is pres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dgTy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dwel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Styl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Style of dwell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Qual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Overall material and finish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verallCond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Overall condition 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Built</text:p>
          </table:table-cell>
          <table:table-cell table:style-name="ce4" office:value-type="string" calcext:value-type="string">
            <text:p>Quantitative inter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Original construction 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earRemodAdd</text:p>
          </table:table-cell>
          <table:table-cell table:style-name="ce4" office:value-type="string" calcext:value-type="string">
            <text:p>Quantitative inter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Remodel dat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fStyl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roo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oofMatl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Roof materi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rior1st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Exterior covering on hou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rior2nd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Exterior covering on house (if more than one material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VnrTy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Masonry veneer ty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VnrArea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Masonry veneer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rQual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Exterior material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terCond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resent condition of the material on the exterio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undation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found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Qual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Height of the bas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Cond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General condition of the bas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Exposure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Walkout or garden level basement wal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FinType1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Quality of basement finished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FinSF1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Type 1 finished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FinType2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Quality of second finished area (if present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FinSF2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Type 2 finished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Unf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Unfinished square feet of basement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Bsmt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Total square feet of basement are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ing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he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ingQC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Heating quality and cond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entralAir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Central air condition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Electrical syst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stFlr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First Floor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dFlr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Second floor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wQualFin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Low quality finished square feet (all floor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LivArea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Above grade (ground) living area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FullBat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Basement full bathro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smtHalfBat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Basement half bathroo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llBat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Full bathrooms above gr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lfBat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Half baths above gra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droomAbvGr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Number of bedrooms above basement level</text:p>
          </table:table-cell>
          <table:table-cell office:value-type="string" calcext:value-type="string">
            <text:p>(name in data description : Bedroo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tchenAbvGr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Number of kitchens</text:p>
          </table:table-cell>
          <table:table-cell office:value-type="string" calcext:value-type="string">
            <text:p>(name in data description : Kitchen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itchenQual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Kitchen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RmsAbvGrd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Total rooms above grade (does not include bathrooms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unctional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Home functionality ra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places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Number of fireplac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replaceQu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Fireplace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Ty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Garage lo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YrBlt</text:p>
          </table:table-cell>
          <table:table-cell table:style-name="ce4" office:value-type="string" calcext:value-type="string">
            <text:p>Quantitative inter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Year garage was buil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Finish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Interior finish of the gara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Cars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Size of garage in car capac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Area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Size of garage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Qual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Garage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arageCond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Garage condi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vedDriv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aved drivewa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oodDeck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Wood deck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nPorchSF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Open porch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closedPorc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Enclosed porch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SsnPorc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Three season porch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reenPorch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Screen porch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lArea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Pool area in square fe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olQC</text:p>
          </table:table-cell>
          <table:table-cell table:style-name="ce4" office:value-type="string" calcext:value-type="string">
            <text:p>Ord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Pool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enc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Fence qualit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cFeatur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Miscellaneous feature not covered in other categori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scVal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$Value of miscellaneous featu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Sold</text:p>
          </table:table-cell>
          <table:table-cell table:style-name="ce4" office:value-type="string" calcext:value-type="string">
            <text:p>Quantitative inter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Month S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YrSold</text:p>
          </table:table-cell>
          <table:table-cell table:style-name="ce4" office:value-type="string" calcext:value-type="string">
            <text:p>Quantitative interv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Year Sol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eType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Type of s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eCondition</text:p>
          </table:table-cell>
          <table:table-cell table:style-name="ce4" office:value-type="string" calcext:value-type="string">
            <text:p>Nomin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<text:s/>Condition of sa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lePrice</text:p>
          </table:table-cell>
          <table:table-cell table:style-name="ce4" office:value-type="string" calcext:value-type="string">
            <text:p>Quantitative rati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<text:s/>Price at which property was sold</text:p>
          </table:table-cell>
          <table:table-cell table:number-columns-repeated="1020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1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 style:data-style-name="N2" text:time-value="11:25:29.09725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1T14:08:43.329991000</meta:creation-date>
    <meta:generator>LibreOffice/5.0.2.2$MacOSX_X86_64 LibreOffice_project/37b43f919e4de5eeaca9b9755ed688758a8251fe</meta:generator>
    <dc:date>2017-08-09T11:26:48.046067000</dc:date>
    <meta:editing-duration>P2DT4H23M23S</meta:editing-duration>
    <meta:editing-cycles>67</meta:editing-cycles>
    <meta:document-statistic meta:table-count="1" meta:cell-count="326" meta:object-count="0"/>
    <meta:user-defined meta:name=""/>
  </office:meta>
</office:document-meta>
</file>